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ef8f8" officeooo:paragraph-rsid="000ef8f8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 извинувам што страната е пратена на ист начин како и лабараториските вежби, но имав проблем со <text:span text:style-name="T1">Github </text:span>па затоа домашната ја испратив на ист начин како и лабараториските вежби. Искористив неколку слики од <text:span text:style-name="T1">google,</text:span>неколку мои слики и сликата за позадина која беше во вежбата за Скуби Д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0T20:20:02.711000000</meta:creation-date>
    <dc:date>2022-07-10T20:21:38.580000000</dc:date>
    <meta:editing-duration>PT1M37S</meta:editing-duration>
    <meta:editing-cycles>1</meta:editing-cycles>
    <meta:document-statistic meta:table-count="0" meta:image-count="0" meta:object-count="0" meta:page-count="1" meta:paragraph-count="1" meta:word-count="48" meta:character-count="287" meta:non-whitespace-character-count="240"/>
    <meta:generator>LibreOffice/7.2.2.2$Windows_X86_64 LibreOffice_project/02b2acce88a210515b4a5bb2e46cbfb63fe97d56</meta:generator>
  </office:meta>
</office:document-meta>
</file>